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UML_20_Box">
      <style:graphic-properties svg:stroke-width="0.07cm" svg:stroke-color="#dc2300" draw:marker-start-width="0.305cm" draw:marker-end-width="0.305cm" svg:stroke-opacity="100%" draw:fill="solid" draw:fill-color="#ffff99" draw:opacity="100%" fo:min-height="1.322cm" fo:padding-top="0.109cm" fo:padding-bottom="0.109cm" fo:padding-left="0.234cm" fo:padding-right="0.234cm" draw:shadow-opacity="100%"/>
    </style:style>
    <style:style style:name="gr2" style:family="graphic" style:parent-style-name="UML_20_Box">
      <style:graphic-properties svg:stroke-width="0.07cm" svg:stroke-color="#dc2300" draw:marker-start-width="0.305cm" draw:marker-end-width="0.305cm" svg:stroke-opacity="100%" draw:fill="solid" draw:fill-color="#ffff99" draw:opacity="100%" fo:min-height="1.323cm" fo:padding-top="0.109cm" fo:padding-bottom="0.109cm" fo:padding-left="0.234cm" fo:padding-right="0.234cm" draw:shadow-opacity="100%"/>
    </style:style>
    <style:style style:name="gr3" style:family="graphic" style:parent-style-name="UML_20_Arrow">
      <style:graphic-properties svg:stroke-width="0.07cm" svg:stroke-color="#dc2300" draw:marker-start-width="0.305cm" draw:marker-end-width="0.305cm" svg:stroke-opacity="100%" draw:fill="solid" draw:fill-color="#ffff99" draw:opacity="100%" fo:padding-top="0.109cm" fo:padding-bottom="0.109cm" fo:padding-left="0.234cm" fo:padding-right="0.234cm" draw:shadow-opacity="100%"/>
    </style:style>
    <style:style style:name="P1" style:family="paragraph">
      <style:text-properties fo:color="#333333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5.622cm" svg:height="1.54cm" svg:x="1cm" svg:y="9.789cm">
          <draw:text-box>
            <text:p text:style-name="P1">QLabel</text:p>
          </draw:text-box>
        </draw:frame>
        <draw:frame draw:style-name="gr1" draw:text-style-name="P1" draw:id="id4" draw:layer="layout" svg:width="5.622cm" svg:height="1.54cm" svg:x="12.029cm" svg:y="5.377cm">
          <draw:text-box>
            <text:p text:style-name="P1">QFile</text:p>
          </draw:text-box>
        </draw:frame>
        <draw:frame draw:style-name="gr2" draw:text-style-name="P1" draw:id="id5" draw:layer="layout" svg:width="5.517cm" svg:height="1.541cm" svg:x="5.299cm" svg:y="11.994cm">
          <draw:text-box>
            <text:p text:style-name="P1">QPushButton</text:p>
          </draw:text-box>
        </draw:frame>
        <draw:frame draw:style-name="gr1" draw:text-style-name="P1" draw:id="id6" draw:layer="layout" svg:width="5.622cm" svg:height="1.54cm" svg:x="8.828cm" svg:y="9.789cm">
          <draw:text-box>
            <text:p text:style-name="P1">QTextEdit</text:p>
          </draw:text-box>
        </draw:frame>
        <draw:frame draw:style-name="gr1" draw:text-style-name="P1" draw:id="id2" draw:layer="layout" svg:width="5.623cm" svg:height="1.54cm" svg:x="5.281cm" svg:y="5.377cm">
          <draw:text-box>
            <text:p text:style-name="P1">QWidget</text:p>
          </draw:text-box>
        </draw:frame>
        <draw:frame draw:style-name="gr2" draw:text-style-name="P1" draw:id="id3" draw:layer="layout" svg:width="5.622cm" svg:height="1.541cm" svg:x="8.656cm" svg:y="0.965cm">
          <draw:text-box>
            <text:p text:style-name="P1">QObject</text:p>
          </draw:text-box>
        </draw:frame>
        <draw:connector draw:style-name="gr3" draw:text-style-name="P1" draw:layer="layout" draw:type="line" svg:x1="3.811cm" svg:y1="9.789cm" svg:x2="8.092cm" svg:y2="6.917cm" draw:start-shape="id1" draw:start-glue-point="0" draw:end-shape="id2" draw:end-glue-point="2" svg:d="m3811 9789 4281-2872">
          <text:p/>
        </draw:connector>
        <draw:connector draw:style-name="gr3" draw:text-style-name="P1" draw:layer="layout" draw:type="line" svg:x1="8.092cm" svg:y1="5.377cm" svg:x2="11.467cm" svg:y2="2.506cm" draw:start-shape="id2" draw:start-glue-point="0" draw:end-shape="id3" draw:end-glue-point="2" svg:d="m8092 5377 3375-2871">
          <text:p/>
        </draw:connector>
        <draw:connector draw:style-name="gr3" draw:text-style-name="P1" draw:layer="layout" draw:type="line" svg:x1="14.84cm" svg:y1="5.377cm" svg:x2="11.467cm" svg:y2="2.506cm" draw:start-shape="id4" draw:start-glue-point="0" draw:end-shape="id3" draw:end-glue-point="2" svg:d="m14840 5377-3373-2871">
          <text:p/>
        </draw:connector>
        <draw:connector draw:style-name="gr3" draw:text-style-name="P1" draw:layer="layout" draw:type="line" svg:x1="8.057cm" svg:y1="11.994cm" svg:x2="8.092cm" svg:y2="6.917cm" draw:start-shape="id5" draw:start-glue-point="0" draw:end-shape="id2" draw:end-glue-point="2" svg:d="m8057 11994 35-5077">
          <text:p/>
        </draw:connector>
        <draw:connector draw:style-name="gr3" draw:text-style-name="P1" draw:layer="layout" draw:type="line" svg:x1="11.639cm" svg:y1="9.789cm" svg:x2="8.092cm" svg:y2="6.917cm" draw:start-shape="id6" draw:start-glue-point="0" draw:end-shape="id2" draw:end-glue-point="2" svg:d="m11639 9789-3547-28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ML_20_Box" style:display-name="UML Box" style:family="graphic" style:parent-style-name="standard">
      <style:graphic-properties draw:stroke="solid" svg:stroke-width="0cm" svg:stroke-color="#800000" draw:marker-start-width="0.32cm" draw:marker-end-width="0.32cm" draw:fill="solid" draw:fill-color="#ffff99" draw:textarea-vertical-align="middle" fo:min-height="0.852cm" fo:padding-top="0.074cm" fo:padding-bottom="0.074cm" fo:padding-left="0.199cm" fo:padding-right="0.199cm"/>
      <style:paragraph-properties fo:text-align="center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UML_20_Arrow" style:display-name="UML Arrow" style:family="graphic" style:parent-style-name="standard">
      <style:graphic-properties svg:stroke-width="0.05cm" svg:stroke-color="#800000" draw:marker-start-width="0.29cm" draw:marker-end="Rounded_20_large_20_Arrow" draw:marker-end-width="0.39cm" svg:stroke-opacity="100%" draw:textarea-horizontal-align="center" draw:textarea-vertical-align="middle" fo:padding-top="0.099cm" fo:padding-bottom="0.099cm" fo:padding-left="0.224cm" fo:padding-right="0.224cm"/>
      <style:paragraph-properties fo:text-align="center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sper K. Pedersen</meta:initial-creator>
    <meta:creation-date>2008-08-21T15:48:31</meta:creation-date>
    <dc:date>2010-04-01T16:14:20</dc:date>
    <meta:editing-cycles>13</meta:editing-cycles>
    <meta:editing-duration>PT00H34M05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